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74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Usage</text:p>
          </table:table-cell>
          <table:table-cell office:value-type="string">
            <text:p>IO count</text:p>
          </table:table-cell>
          <table:table-cell office:value-type="string">
            <text:p>IO</text:p>
          </table:table-cell>
          <table:table-cell table:number-columns-repeated="2"/>
        </table:table-row>
        <table:table-row table:style-name="ro1">
          <table:table-cell office:value-type="string">
            <text:p>DDR3</text:p>
          </table:table-cell>
          <table:table-cell office:value-type="float" office:value="132">
            <text:p>132</text:p>
          </table:table-cell>
          <table:table-cell office:value-type="string">
            <text:p>1v5</text:p>
          </table:table-cell>
          <table:table-cell table:formula="of:=[.B3]/40" office:value-type="float" office:value="3.3">
            <text:p>3.3</text:p>
          </table:table-cell>
          <table:table-cell office:value-type="string">
            <text:p>No unbuffered support(-1 clk pair), no SPD, no parity</text:p>
          </table:table-cell>
        </table:table-row>
        <table:table-row table:style-name="ro1">
          <table:table-cell office:value-type="string">
            <text:p>QDR0..3</text:p>
          </table:table-cell>
          <table:table-cell table:formula="of:=4*102" office:value-type="float" office:value="408">
            <text:p>408</text:p>
          </table:table-cell>
          <table:table-cell office:value-type="string">
            <text:p>1v5</text:p>
          </table:table-cell>
          <table:table-cell table:formula="of:=[.B4]/40" office:value-type="float" office:value="10.2">
            <text:p>10.2</text:p>
          </table:table-cell>
          <table:table-cell office:value-type="string">
            <text:p>No echo clock, no qvld</text:p>
          </table:table-cell>
        </table:table-row>
        <table:table-row table:style-name="ro1">
          <table:table-cell office:value-type="string">
            <text:p>ZDOK0..1</text:p>
          </table:table-cell>
          <table:table-cell office:value-type="float" office:value="160">
            <text:p>160</text:p>
          </table:table-cell>
          <table:table-cell office:value-type="string">
            <text:p>2v5</text:p>
          </table:table-cell>
          <table:table-cell table:formula="of:=[.B5]/40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EPB</text:p>
          </table:table-cell>
          <table:table-cell office:value-type="float" office:value="70">
            <text:p>70</text:p>
          </table:table-cell>
          <table:table-cell office:value-type="string">
            <text:p>2v5</text:p>
          </table:table-cell>
          <table:table-cell table:formula="of:=[.B6]/40" office:value-type="float" office:value="1.75">
            <text:p>1.75</text:p>
          </table:table-cell>
          <table:table-cell office:value-type="string">
            <text:p>32 bit data, 26 address lines (only 1 peripheral dma channel)</text:p>
          </table:table-cell>
        </table:table-row>
        <table:table-row table:style-name="ro1">
          <table:table-cell office:value-type="string">
            <text:p>Clocks</text:p>
          </table:table-cell>
          <table:table-cell office:value-type="float" office:value="8">
            <text:p>8</text:p>
          </table:table-cell>
          <table:table-cell office:value-type="string">
            <text:p>2v5</text:p>
          </table:table-cell>
          <table:table-cell table:formula="of:=[.B7]/40" office:value-type="float" office:value="0.2">
            <text:p>0.2</text:p>
          </table:table-cell>
          <table:table-cell office:value-type="string">
            <text:p>Notes: 1 EXT CLK, 1 Sync IN, 1 Sync Out, 1 100 MHz sysclk</text:p>
          </table:table-cell>
        </table:table-row>
        <table:table-row table:style-name="ro1">
          <table:table-cell office:value-type="string">
            <text:p>SFP+</text:p>
          </table:table-cell>
          <table:table-cell office:value-type="float" office:value="10">
            <text:p>10</text:p>
          </table:table-cell>
          <table:table-cell office:value-type="string">
            <text:p>1v5</text:p>
          </table:table-cell>
          <table:table-cell/>
          <table:table-cell office:value-type="string">
            <text:p>TBD: what scheme should be used (discuss with netfpga crowd)</text:p>
          </table:table-cell>
        </table:table-row>
        <table:table-row table:style-name="ro1">
          <table:table-cell table:style-name="ce1" office:value-type="string">
            <text:p>GPIO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v5</text:p>
          </table:table-cell>
          <table:table-cell table:style-name="ce1" table:formula="of:=[.B9]/40" office:value-type="float" office:value="0.45">
            <text:p>0.45</text:p>
          </table:table-cell>
          <table:table-cell table:style-name="ce1" office:value-type="string">
            <text:p>sixteen GPIO, 2 oe_n, NO dedicated LEDs</text:p>
          </table:table-cell>
        </table:table-row>
        <table:table-row table:style-name="ro1">
          <table:table-cell office:value-type="string">
            <text:p>user used</text:p>
          </table:table-cell>
          <table:table-cell table:formula="of:=SUM([.B3:.B9])" office:value-type="float" office:value="806">
            <text:p>806</text:p>
          </table:table-cell>
          <table:table-cell table:number-columns-repeated="3"/>
        </table:table-row>
        <table:table-row table:style-name="ro1">
          <table:table-cell office:value-type="string">
            <text:p>infr used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total used</text:p>
          </table:table-cell>
          <table:table-cell table:formula="of:=[.B10]+[.B11]" office:value-type="float" office:value="840">
            <text:p>840</text:p>
          </table:table-cell>
          <table:table-cell table:number-columns-repeated="3"/>
        </table:table-row>
        <table:table-row table:style-name="ro1">
          <table:table-cell office:value-type="string">
            <text:p>Available</text:p>
          </table:table-cell>
          <table:table-cell office:value-type="float" office:value="840">
            <text:p>840</text:p>
          </table:table-cell>
          <table:table-cell table:number-columns-repeated="3"/>
        </table:table-row>
        <table:table-row table:style-name="ro1">
          <table:table-cell office:value-type="string">
            <text:p>Free</text:p>
          </table:table-cell>
          <table:table-cell table:formula="of:=[.B13]-[.B12]" office:value-type="float" office:value="0">
            <text:p>0</text:p>
          </table:table-cell>
          <table:table-cell office:value-type="string">
            <text:p>1v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2009/12/14</text:date>, <text:time>15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5:25:11</meta:creation-date>
    <dc:date>2009-12-14T15:19:44</dc:date>
    <meta:editing-duration>PT00H42M11S</meta:editing-duration>
    <meta:editing-cycles>2</meta:editing-cycles>
    <meta:generator>OpenOffice.org/3.1$Linux OpenOffice.org_project/310m19$Build-9420</meta:generator>
    <meta:document-statistic meta:table-count="3" meta:cell-count="47" meta:object-count="0"/>
  </office:meta>
</office:document-meta>
</file>